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1a05f7" officeooo:paragraph-rsid="001a05f7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cc583" officeooo:paragraph-rsid="001cc583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d48f0" officeooo:paragraph-rsid="001d48f0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FreeSans" officeooo:rsid="00202b10" officeooo:paragraph-rsid="00202b10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FreeSans" officeooo:rsid="002173e2" officeooo:paragraph-rsid="002173e2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FreeSans" officeooo:rsid="00225ec7" officeooo:paragraph-rsid="00225ec7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FreeSans" officeooo:rsid="0023d7be" officeooo:paragraph-rsid="0023d7be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FreeSans" officeooo:rsid="00266f14" officeooo:paragraph-rsid="00266f14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FreeSans" officeooo:rsid="002714d0" officeooo:paragraph-rsid="002714d0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FreeSans" officeooo:rsid="0028841b" officeooo:paragraph-rsid="0028841b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2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85e3e" officeooo:paragraph-rsid="00285e3e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Quando a tecnologia tridimensional invade a vida real</text:p>
      <text:p text:style-name="P1"/>
      <text:p text:style-name="P1"><text:s/></text:p>
      <text:p text:style-name="P22">Oficina do Fórum Internacional Software Livre (FISL) demonstrou como desenvolver um projeto para impressora 3D e máquinas de corte à laser</text:p>
      <text:p text:style-name="P22"></text:p>
      <text:p text:style-name="P22"></text:p>
      <text:p text:style-name="P22">A ideia de construir objetos tridimensionais está presente há muitos anos na vida dos aficionados pelo tema. Porém, a possibilidade de imprimir peças específicas desenhadas no computador é uma das mais recentes inovações. O assunto foi tema de oficina na manhã desta sexta-feira (09/05) durante a 15ª edição do Fórum Internacional Software Livre (FISL15), que ocorre até este sábado na PUCRS.</text:p>
      <text:p text:style-name="P22"></text:p>
      <text:p text:style-name="P22">Intitulada de "Impressão em 3D e Robótica com OpenSCad", a oficina trouxe detalhes do software usado em uma das mais promissoras tecnologias. Se no passado parecia impossível imprimir objetos, essa prática já está virando realidade e especialistas apontam que a tendência é de crescimento e de popularização. Nos últimos anos, as impressoras 3D tornaram-se financeiramente acessíveis para pequenas e médias empresas, levando a prototipagem da indústria pesada para o ambiente de trabalho.</text:p>
      <text:p text:style-name="P22"></text:p>
      <text:p text:style-name="P22">- A oficina mostrou como as pessoas podem realizar projetos à partir do OpenSCad. Esses desenhos são usados como ferramenta para criação de peças mecânicas, que podem ser impressas em Impressoras 3D ou para corte em máquinas de corte à laser. O programa é para modelagem em 2D ou 3D e é um Cad baseado nos paradigmas de programação. Escrevemos o script geométrico matemático de uma peça específica - esclareceu o oficineiro, Felipe Sanches.</text:p>
      <text:p text:style-name="P22"></text:p>
      <text:p text:style-name="P22">De acordo com o profissional, não há limite do que é possível fazer com o OpenSCad. Com o software, é possível desenhar peças específicas e eixos de motor de algum robô, por exemplo. Felipe Sanches destacou, em sua oficina, que o movimento Software Livre é um universo de informação e que basta querer aprender, pois o conteúdo está todo disponível. O Software Livre tem potencial de aprendizado revolucionário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><text:soft-page-break/></text:p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22</meta:editing-cycles>
    <meta:creation-date>2014-04-30T13:37:00</meta:creation-date>
    <dc:date>2014-05-09T15:28:31.803208948</dc:date>
    <meta:editing-duration>PT30M28S</meta:editing-duration>
    <meta:generator>LibreOffice/4.1.2.3$Linux_X86_64 LibreOffice_project/410m0$Build-3</meta:generator>
    <meta:document-statistic meta:table-count="0" meta:image-count="0" meta:object-count="0" meta:page-count="2" meta:paragraph-count="24" meta:word-count="442" meta:character-count="2908" meta:non-whitespace-character-count="24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